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Loading the required libraries</text:p>
      <text:p text:style-name="Standard">import streamlit as st</text:p>
      <text:p text:style-name="Standard">import pandas as pd</text:p>
      <text:p text:style-name="Standard">import numpy as np</text:p>
      <text:p text:style-name="Standard">import plotly.express as px</text:p>
      <text:p text:style-name="Standard">from plotly.subplots import make_subplots</text:p>
      <text:p text:style-name="Standard">import plotly.graph_objects as go</text:p>
      <text:p text:style-name="Standard">import matplotlib.pyplot as plt</text:p>
      <text:p text:style-name="Standard">import seaborn as sns</text:p>
      <text:p text:style-name="Standard">import pickle</text:p>
      <text:p text:style-name="Standard"/>
      <text:p text:style-name="Standard">#Calling the model we saved above:</text:p>
      <text:p text:style-name="Standard"/>
      <text:p text:style-name="Standard">pickle_in = open('linearRegr_windows_new.pkl', 'rb')</text:p>
      <text:p text:style-name="Standard">classifier = pickle.load(pickle_in)</text:p>
      <text:p text:style-name="Standard">#Creating the UI for the application:</text:p>
      <text:p text:style-name="Standard"/>
      <text:p text:style-name="Standard"/>
      <text:p text:style-name="Standard">st.title('Sales Prediction Using Linear Regression')</text:p>
      <text:p text:style-name="Standard">name = st.text_input("Name:")</text:p>
      <text:p text:style-name="Standard">Advertisments= st.number_input("No. of Advertisments:")</text:p>
      <text:p text:style-name="Standard">submit = st.button('Predict')</text:p>
      <text:p text:style-name="Standard">if submit:</text:p>
      <text:p text:style-name="Standard"><text:s text:c="4"/>prediction = classifier.predict([[Advertisments]])</text:p>
      <text:p text:style-name="Standard"><text:s text:c="4"/>st.write('Possible Sales will be ',predictio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9T12:13:08.099854110</meta:creation-date>
    <dc:date>2025-06-19T12:13:48.917405560</dc:date>
    <meta:editing-duration>PT41S</meta:editing-duration>
    <meta:editing-cycles>1</meta:editing-cycles>
    <meta:document-statistic meta:table-count="0" meta:image-count="0" meta:object-count="0" meta:page-count="1" meta:paragraph-count="21" meta:word-count="82" meta:character-count="693" meta:non-whitespace-character-count="624"/>
    <meta:generator>LibreOffice/6.4.7.2$Linux_X86_64 LibreOffice_project/40$Build-2</meta:generator>
  </office:meta>
</office:document-meta>
</file>